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Arial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rotation-align="non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8 Date July 7 2022 (with only 74HC logic IC's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7" office:value-type="string">
            <text:p>330R</text:p>
          </table:table-cell>
          <table:table-cell table:style-name="ce11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58</text:p>
          </table:table-cell>
          <table:table-cell office:value-type="string">
            <text:p>R_Axial_DIN0204_L3.6mm_D1.6mm_P2.54mm_Vertical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23,R59</text:p>
          </table:table-cell>
          <table:table-cell office:value-type="string">
            <text:p>R_Axial_DIN0204_L3.6mm_D1.6mm_P2.54mm_Vertical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2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3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7" office:value-type="string">
            <text:p>47nF</text:p>
          </table:table-cell>
          <table:table-cell table:style-name="ce14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2" office:value-type="float" office:value="3006085">
            <text:p>3006085</text:p>
          </table:table-cell>
          <table:table-cell table:style-name="Default"/>
          <table:table-cell table:style-name="ce7"/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8" office:value-type="string">
            <text:p>Z84C0008PEG</text:p>
          </table:table-cell>
          <table:table-cell table:style-name="ce14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4" office:value-type="float" office:value="2253656">
            <text:p>2253656</text:p>
          </table:table-cell>
          <table:table-cell office:value-type="string">
            <text:p>972-71256SA12TPG</text:p>
          </table:table-cell>
          <table:table-cell table:style-name="ce21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4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2" office:value-type="string">
            <text:p>74HC 574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4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4" office:value-type="float" office:value="1739569">
            <text:p>1739569</text:p>
          </table:table-cell>
          <table:table-cell office:value-type="string">
            <text:p>595-SN74HC125AN 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5" office:value-type="float" office:value="3119817">
            <text:p>3119817</text:p>
          </table:table-cell>
          <table:table-cell office:value-type="string">
            <text:p>595-SN74HC393N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5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9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5" office:value-type="float" office:value="3006572">
            <text:p>3006572</text:p>
          </table:table-cell>
          <table:table-cell office:value-type="string">
            <text:p>595-SN74HC86NE4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4" office:value-type="float" office:value="3120441">
            <text:p>3120441</text:p>
          </table:table-cell>
          <table:table-cell office:value-type="string">
            <text:p>595-SN74HC08N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5" office:value-type="float" office:value="3120475">
            <text:p>3120475</text:p>
          </table:table-cell>
          <table:table-cell office:value-type="string">
            <text:p>595-SN74HC32N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4" office:value-type="float" office:value="3120419">
            <text:p>3120419</text:p>
          </table:table-cell>
          <table:table-cell office:value-type="string">
            <text:p>595-SN74HC00NE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4" office:value-type="float" office:value="3120447">
            <text:p>3120447</text:p>
          </table:table-cell>
          <table:table-cell office:value-type="string">
            <text:p>595-SN74LS11NE4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4" office:value-type="float" office:value="3120045">
            <text:p>3120045</text:p>
          </table:table-cell>
          <table:table-cell office:value-type="string">
            <text:p>595-SN74HC74N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4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1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5" office:value-type="float" office:value="3119913">
            <text:p>3119913</text:p>
          </table:table-cell>
          <table:table-cell office:value-type="string">
            <text:p>595-SN74HC138N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6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1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1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8" office:value-type="float" office:value="2817596">
            <text:p>2817596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4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19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9" office:value-type="string">
            <text:p>DIP-40 dualwipe</text:p>
          </table:table-cell>
          <table:table-cell table:style-name="ce20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6" office:value-type="string">
            <text:p>A specific ZX81+38keyboard PCB will be coming soon.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07-07-2022</text:date>, <text:time>16:13: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07-07T16:13:32</dc:date>
    <meta:editing-cycles>18</meta:editing-cycles>
    <meta:editing-duration>PT4H32M10S</meta:editing-duration>
    <meta:generator>OpenOffice/4.1.7$Unix OpenOffice.org_project/417m1$Build-9800</meta:generator>
    <dc:creator>Martin de jong</dc:creator>
    <meta:document-statistic meta:table-count="1" meta:cell-count="426" meta:object-count="0"/>
  </office:meta>
</office:document-meta>
</file>